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6"/>
    <style:style style:name="P2" style:family="paragraph" style:parent-style-name="Text_20_body">
      <style:paragraph-properties fo:margin-top="0cm" fo:margin-bottom="0cm" style:contextual-spacing="false"/>
      <style:text-properties fo:color="#0e101a" loext:opacity="100%" fo:background-color="transparent"/>
    </style:style>
    <style:style style:name="P3"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4" style:family="paragraph" style:parent-style-name="Text_20_body">
      <loext:graphic-properties draw:fill="none" draw:fill-color="#ffffff"/>
      <style:paragraph-properties fo:margin-top="0cm" fo:margin-bottom="0cm" style:contextual-spacing="false" fo:background-color="transparent"/>
    </style:style>
    <style:style style:name="P5" style:family="paragraph" style:parent-style-name="Text_20_body" style:list-style-name="L4">
      <loext:graphic-properties draw:fill="none" draw:fill-color="#ffffff"/>
      <style:paragraph-properties fo:margin-top="0cm" fo:margin-bottom="0cm" style:contextual-spacing="false" fo:background-color="transparent"/>
    </style:style>
    <style:style style:name="P6" style:family="paragraph" style:parent-style-name="Text_20_body" style:list-style-name="L6">
      <loext:graphic-properties draw:fill="none" draw:fill-color="#ffffff"/>
      <style:paragraph-properties fo:margin-top="0cm" fo:margin-bottom="0cm" style:contextual-spacing="false" fo:background-color="transparent"/>
    </style:style>
    <style:style style:name="P7" style:family="paragraph" style:parent-style-name="Text_20_body" style:list-style-name="L6">
      <loext:graphic-properties draw:fill="none" draw:fill-color="#ffffff"/>
      <style:paragraph-properties fo:margin-top="0cm" fo:margin-bottom="0cm" style:contextual-spacing="false" fo:background-color="transparent"/>
      <style:text-properties officeooo:paragraph-rsid="000bda98"/>
    </style:style>
    <style:style style:name="T1" style:family="text">
      <style:text-properties fo:color="#0e101a" loext:opacity="100%" fo:background-color="transparent" loext:char-shading-value="0"/>
    </style:style>
    <style:style style:name="T2" style:family="text">
      <style:text-properties fo:color="#0e101a" loext:opacity="100%" officeooo:rsid="000bda98"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decision tree is a flowchart-like structure in which each internal node represents a feature (or attribute), each branch represents a decision rule, and each leaf node represents an outcome. The topmost node in a decision tree is known as the root node. It learns to partition based on the attribute value. It partitions the tree recursively in a manner called recursive partitioning.</text:p>
      <text:p text:style-name="P3">In the context of predicting animal diseases, the decision tree algorithm can be used as follows:</text:p>
      <text:p text:style-name="P4"/>
      <text:list xml:id="list392927302" text:style-name="L4">
        <text:list-header>
          <text:p text:style-name="P5"/>
        </text:list-header>
      </text:list>
      <text:list xml:id="list2362555528" text:style-name="L6">
        <text:list-item>
          <text:p text:style-name="P6"><text:span text:style-name="Strong_20_Emphasis"><text:span text:style-name="T1">Data Collection</text:span></text:span></text:p>
          <text:p text:style-name="P6"/>
        </text:list-item>
        <text:list-item>
          <text:p text:style-name="P7"><text:span text:style-name="Strong_20_Emphasis"><text:span text:style-name="T1">Feature Selection</text:span></text:span><text:span text:style-name="T1">: In this case, the features would be Species, Age, Symptoms, and Body <text:s text:c="7"/></text:span></text:p>
          <text:p text:style-name="P7"><text:span text:style-name="T1">Temperature. These are the factors based on which the decision tree will make its <text:s text:c="26"/></text:span></text:p>
          <text:p text:style-name="P7"><text:span text:style-name="T1">predictions.</text:span></text:p>
          <text:p text:style-name="P7"><text:span text:style-name="T1"/></text:p>
        </text:list-item>
        <text:list-item>
          <text:p text:style-name="P7"><text:span text:style-name="Strong_20_Emphasis"><text:span text:style-name="T1">Building the Decision Tree</text:span></text:span><text:span text:style-name="T1">: The decision tree algorithm will start at the root and split the data on the feature that results in the largest information gain. In simpler terms, the algorithm chooses the feature that best separates the animals based on their disease status. This process is repeated recursively until the tree is fully grown.</text:span></text:p>
          <text:p text:style-name="P6"/>
          <text:p text:style-name="P6"/>
        </text:list-item>
        <text:list-item>
          <text:p text:style-name="P6"><text:span text:style-name="Strong_20_Emphasis"><text:span text:style-name="T1">Prediction</text:span></text:span><text:span text:style-name="T1">: Once the decision tree has been built, it can be used to predict the disease status of a new animal. Starting at the root, the algorithm examines the animal’s features and follows the appropriate branches of the tree until it arrives at a leaf node, which contains the prediction.</text:span></text:p>
          <text:p text:style-name="P1"/>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8T18:16:37.516000000</meta:creation-date>
    <dc:date>2024-03-08T18:31:17.603000000</dc:date>
    <meta:editing-duration>PT4M30S</meta:editing-duration>
    <meta:editing-cycles>1</meta:editing-cycles>
    <meta:document-statistic meta:table-count="0" meta:image-count="0" meta:object-count="0" meta:page-count="1" meta:paragraph-count="8" meta:word-count="220" meta:character-count="1354" meta:non-whitespace-character-count="1111"/>
    <meta:generator>LibreOffice/7.3.7.2$Windows_X86_64 LibreOffice_project/e114eadc50a9ff8d8c8a0567d6da8f454beeb84f</meta:generator>
  </office:meta>
</office:document-meta>
</file>